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officeooo:paragraph-rsid="0001e9f5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officeooo:paragraph-rsid="0001e9f5"/>
    </style:style>
    <style:style style:name="P5" style:family="paragraph" style:parent-style-name="Heading_20_2">
      <style:paragraph-properties fo:text-align="center" style:justify-single-word="false"/>
      <style:text-properties officeooo:paragraph-rsid="0004d503"/>
    </style:style>
    <style:style style:name="P6" style:family="paragraph" style:parent-style-name="Heading_20_2">
      <style:text-properties officeooo:paragraph-rsid="0004d503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06b2b2"/>
    </style:style>
    <style:style style:name="P8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9" style:family="paragraph" style:parent-style-name="Heading_20_3">
      <style:text-properties officeooo:paragraph-rsid="0009db2a"/>
    </style:style>
    <style:style style:name="P10" style:family="paragraph" style:parent-style-name="Heading_20_3">
      <style:paragraph-properties fo:text-align="start" style:justify-single-word="false"/>
      <style:text-properties officeooo:paragraph-rsid="000d7c5b"/>
    </style:style>
    <style:style style:name="P11" style:family="paragraph" style:parent-style-name="Heading_20_3">
      <style:paragraph-properties fo:text-align="start" style:justify-single-word="false"/>
      <style:text-properties officeooo:rsid="000d7c5b" officeooo:paragraph-rsid="000d7c5b"/>
    </style:style>
    <style:style style:name="P12" style:family="paragraph" style:parent-style-name="Text_20_body">
      <style:paragraph-properties fo:text-align="end" style:justify-single-word="false"/>
      <style:text-properties officeooo:rsid="0002f5eb" officeooo:paragraph-rsid="0002f5eb"/>
    </style:style>
    <style:style style:name="P13" style:family="paragraph" style:parent-style-name="Text_20_body">
      <style:text-properties officeooo:rsid="0002f5eb" officeooo:paragraph-rsid="000416f0"/>
    </style:style>
    <style:style style:name="P14" style:family="paragraph" style:parent-style-name="Text_20_body">
      <style:paragraph-properties fo:text-align="start" style:justify-single-word="false"/>
      <style:text-properties officeooo:paragraph-rsid="000d7c5b"/>
    </style:style>
    <style:style style:name="P15" style:family="paragraph" style:parent-style-name="Text_20_body">
      <style:text-properties officeooo:paragraph-rsid="0004d503"/>
    </style:style>
    <style:style style:name="P16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7" style:family="paragraph" style:parent-style-name="Text_20_body">
      <style:paragraph-properties fo:text-align="justify" style:justify-single-word="false"/>
      <style:text-properties officeooo:rsid="0006afe8" officeooo:paragraph-rsid="0006afe8"/>
    </style:style>
    <style:style style:name="P18" style:family="paragraph" style:parent-style-name="Text_20_body">
      <style:paragraph-properties fo:text-align="end" style:justify-single-word="false"/>
      <style:text-properties officeooo:rsid="0006b2b2" officeooo:paragraph-rsid="0006b2b2"/>
    </style:style>
    <style:style style:name="P19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20" style:family="paragraph" style:parent-style-name="Text_20_body">
      <style:text-properties officeooo:paragraph-rsid="000844f3"/>
    </style:style>
    <style:style style:name="P21" style:family="paragraph" style:parent-style-name="Text_20_body">
      <style:text-properties officeooo:paragraph-rsid="0009db2a"/>
    </style:style>
    <style:style style:name="P22" style:family="paragraph" style:parent-style-name="Text_20_body">
      <style:text-properties officeooo:rsid="0009db2a" officeooo:paragraph-rsid="0009db2a"/>
    </style:style>
    <style:style style:name="P23" style:family="paragraph" style:parent-style-name="Text_20_body">
      <style:text-properties officeooo:rsid="0009db2a" officeooo:paragraph-rsid="000bbc20"/>
    </style:style>
    <style:style style:name="P24" style:family="paragraph" style:parent-style-name="Text_20_body">
      <style:text-properties officeooo:rsid="000b7ca2" officeooo:paragraph-rsid="000b7ca2"/>
    </style:style>
    <style:style style:name="P25" style:family="paragraph" style:parent-style-name="Text_20_body">
      <style:text-properties officeooo:paragraph-rsid="000bbc20"/>
    </style:style>
    <style:style style:name="P26" style:family="paragraph" style:parent-style-name="Text_20_body">
      <style:text-properties officeooo:paragraph-rsid="000d7c5b"/>
    </style:style>
    <style:style style:name="P27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T1" style:family="text">
      <style:text-properties officeooo:rsid="0001e9f5"/>
    </style:style>
    <style:style style:name="T2" style:family="text">
      <style:text-properties officeooo:rsid="0004d50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1e9f5"/>
    </style:style>
    <style:style style:name="T5" style:family="text">
      <style:text-properties officeooo:rsid="0009db2a"/>
    </style:style>
    <style:style style:name="T6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officeooo:rsid="000b7ca2"/>
    </style:style>
    <style:style style:name="T10" style:family="text">
      <style:text-properties officeooo:rsid="000bbc20"/>
    </style:style>
    <style:style style:name="T11" style:family="text">
      <style:text-properties officeooo:rsid="000d7c5b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1" text:outline-level="1"/>
      <text:h text:style-name="P1" text:outline-level="1"/>
      <text:h text:style-name="P1" text:outline-level="1"/>
      <text:h text:style-name="P1" text:outline-level="1"><text:span text:style-name="T3">XbtZmen</text:span><text:span text:style-name="T4">á</text:span><text:span text:style-name="T3">re</text:span><text:span text:style-name="T4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2" text:outline-level="2"/>
      <text:h text:style-name="P2" text:outline-level="2"/>
      <text:h text:style-name="P2" text:outline-level="2"/>
      <text:p text:style-name="P13">Ján Gajdica</text:p>
      <text:p text:style-name="P13"><text:a xlink:type="simple" xlink:href="mailto:jan.gajdica@gmail.com" text:style-name="Internet_20_link" text:visited-style-name="Visited_20_Internet_20_Link">jan.gajdica@gmail.com</text:a></text:p>
      <text:p text:style-name="P12">27. 12. 2020</text:p>
      <text:p text:style-name="P18">v0.7.0</text:p>
      <text:h text:style-name="P4" text:outline-level="2"><text:bookmark text:name="user-content-zhrnutie"/><text:soft-page-break/><text:span text:style-name="T1">Obsah</text:span></text:h>
      <text:p text:style-name="P16"/>
      <text:p text:style-name="P16">Zhrnutie …………………………………………………………..………………………………… 3</text:p>
      <text:p text:style-name="P17">Charakteristika podniku ……………………………………………………..……………………… 3</text:p>
      <text:p text:style-name="P17">Popis služby ……………………………………………………………………………………...…. 3</text:p>
      <text:p text:style-name="Text_20_body">Odvetvie a ekologizácia …………………………………………………………………………….. <text:span text:style-name="T11">4</text:span></text:p>
      <text:p text:style-name="Text_20_body">Marketing ………………………………………………………………………………………….... <text:span text:style-name="T11">4</text:span></text:p>
      <text:p text:style-name="P26">Riadenie podniku, ľudské zdroje ………………………………………………………………….... <text:span text:style-name="T11">4</text:span></text:p>
      <text:p text:style-name="P26">Príležitosť na trhu ………………………………………………………………………………....... <text:span text:style-name="T11">4</text:span></text:p>
      <text:p text:style-name="Text_20_body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p text:style-name="Text_20_body"/>
      <text:h text:style-name="P3" text:outline-level="2"><text:soft-page-break/></text:h>
      <text:h text:style-name="P3" text:outline-level="2"><text:span text:style-name="T2">Z</text:span>hrnutie</text:h>
      <text:p text:style-name="P15">Zámerom je založenie <text:span text:style-name="T2">najrýchlejšej </text:span>slovenskej burzy virtuálnych mien so službou elektronickej peňaženky.</text:p>
      <text:h text:style-name="P5" text:outline-level="2">Charakteristika podniku</text:h>
      <text:p text:style-name="P25">Podnik by mal formu s.r.o., bol by platcom DPH, činnosťou by bolo poskytovanie služieb zmenárne virtuálnej meny a poskytovanie služieb peňaženky virtuálnej meny (82a a 82b v prílohe 2 zákona 455/1991) <text:span text:style-name="T5">Podnik bude musieť spĺňať AML legislatívu - outsourcing?</text:span></text:p>
      <text:h text:style-name="P7" text:outline-level="2"><text:bookmark text:name="user-content-charakteristika-produktu"/>Popis služby</text:h>
      <text:p text:style-name="P19"/>
      <text:h text:style-name="P9" text:outline-level="3">Krátka história a popis služby</text:h>
      <text:p text:style-name="P22">Služby peňaženiek virtuálnych mien aj zmenární virtuálnych mien za fiat meny budú v blízkej budúcnosti potrebné aby sa zvýšila adopcia týchto virtuálnych mien, najmä Bitcoinu. V súčasnosti existujú rôzne zmenárne avšak <text:span text:style-name="T9">nepodporujú slovenský jazyk alebo <text:s/>neposkytujú služby peňaženky.</text:span></text:p>
      <text:p text:style-name="P23">Produktom pre zákazníkov by bolo čo najjednoduchšie rozhranie na obchodovanie na burze virtuálnych mien umožňujúce okamžitý nákup a predaj virtuálnych mien ako aj zadávanie objednávok na nákup a predaj za určitú cenu. Ďalšou funkcionalitou je vkladanie a výber virtuálnych mien a aj eur a to prostredníctvom bankového prevodu. Okrem toho bude zákazníkom k dispozícii automatizovaný systém tvorby portfólia. </text:p>
      <text:h text:style-name="P9" text:outline-level="3">Inovatívnosť služby</text:h>
      <text:p text:style-name="P24">Táto zmenáreň by poskytovala po počiatočnej registrácii real-time nákupy, predaje, vklady aj výbery <text:s/>virtuálnych mien, v súčasnosti (?v0.7.0) sa jedná o meny: Bitcoin, Litecoin a Dogecoin.</text:p>
      <text:h text:style-name="P9" text:outline-level="3">Životný cyklus služby</text:h>
      <text:p text:style-name="P21">?</text:p>
      <text:h text:style-name="P9" text:outline-level="3">Odlišnosť od konkurenčných produktov</text:h>
      <text:p text:style-name="P24">Od konkurencie sa táto zmenáreň odlišuje lokalizáciou do slovenského jazyka a real-time operáciami <text:span text:style-name="T10">s virtuálnou menou.</text:span></text:p>
      <text:h text:style-name="P9" text:outline-level="3"><text:soft-page-break/>Súčasný stav služby <text:span text:style-name="T7">a </text:span>jej želaný stav</text:h>
      <text:p text:style-name="P24">V súčasnosti prebieha skúšobné nasadenie na testnetoch. Želané je nasadenie na produkčný server a postupné pridávanie viacerých virtuálnych mien (ETH, XLM, ZRX...)</text:p>
      <text:h text:style-name="P9" text:outline-level="3">Aktivity na nasledujúce obdobie</text:h>
      <text:p text:style-name="P24">Dopísať automatizované testy kódu, spojazdnit produkčný server.</text:p>
      <text:p text:style-name="P15"/>
      <text:h text:style-name="P5" text:outline-level="2"><text:bookmark text:name="user-content-odvetvie-a-ekologizácia"/>Odvetvie a ekologizácia</text:h>
      <text:p text:style-name="P15">? Experimentálna kapitalistická technológia</text:p>
      <text:h text:style-name="P5" text:outline-level="2"><text:bookmark text:name="user-content-marketing"/>Marketing</text:h>
      <text:p text:style-name="P20">? Multi level marketing s použitím existujúcej siete predajcov v oblasti financií ? </text:p>
      <text:p text:style-name="P20">Google ads</text:p>
      <text:h text:style-name="P5" text:outline-level="2"><text:bookmark text:name="user-content-riadenie-podniku-ľudské-zdroje"/>Riadenie podniku, ľudské zdroje</text:h>
      <text:p text:style-name="P15">Burza si bude vyžadovať neustály dohľad správcu - market makera - ktorý bude zabezpečovať likviditu.</text:p>
      <text:h text:style-name="P3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27">Podnikanie si bude vyžadovať počiatočnú investíciu do servera - 2000 eur </text:p>
      <text:p text:style-name="P27"><text:span text:style-name="T11">Ď</text:span>alej mesačné výdaje: </text:p>
      <text:p text:style-name="P27"><text:tab/>Nájom priestorov - 100 eur </text:p>
      <text:p text:style-name="P27"><text:tab/>Internetové pripojenie - 50 eur </text:p>
      <text:p text:style-name="P27"><text:tab/>Vedenie bankového účtu - 5 eur </text:p>
      <text:p text:style-name="P27"><text:tab/>AML compliance - 25 eur </text:p>
      <text:p text:style-name="P27"/>
      <text:p text:style-name="P27"/>
      <text:p text:style-name="P27"/>
      <text:p text:style-name="P27"/>
      <text:p text:style-name="P27"/>
      <text:p text:style-name="P27"><text:soft-page-break/>Predpokladané mesačné príjmy: </text:p>
      <text:p text:style-name="P27"><text:span text:style-name="T11"><text:tab/>1</text:span>0 zákazníkov denne</text:p>
      <text:p text:style-name="P27"><text:tab/>každý vloží priemerne 50 eur</text:p>
      <text:p text:style-name="P27"><text:tab/>Marža 2% =<text:span text:style-name="T11">&gt;</text:span> 300 eur mesačne</text:p>
      <text:p text:style-name="P27"/>
      <text:p text:style-name="P27">Návratnosť: 2000 / (300 - 180) = 17 mesiacov </text:p>
      <text:p text:style-name="P27"/>
      <text:p text:style-name="P27">Okrem investície do servera si bude prevádzka vyžadovať rezervy mien a to vo výške 2500 eur na menu - rezerva na 5 dní - čas potrebný na nákup ďalšej meny.</text:p>
      <text:p text:style-name="P27"/>
      <text:p text:style-name="P28">Celkové náklady na začiatok: 2000 + 3 * 2500 = 9500 eur</text:p>
      <text:p text:style-name="P28"/>
      <text:p text:style-name="P28"/>
      <text:h text:style-name="P11" text:outline-level="3"><text:span text:style-name="T6">Konkurencia</text:span></text:h>
      <text:h text:style-name="P10" text:outline-level="3"><text:span text:style-name="T8">simplecoin.eu</text:span></text:h>
      <text:p text:style-name="Text_20_body">ma 8 jazykov<text:span text:style-name="T11">ý</text:span>ch mut<text:span text:style-name="T11">á</text:span>ci<text:span text:style-name="T11">í</text:span>, medzi nimi aj slovensk<text:span text:style-name="T11">ú </text:span>a <text:span text:style-name="T11">č</text:span>esk<text:span text:style-name="T11">ú</text:span></text:p>
      <text:p text:style-name="Text_20_body"><text:bookmark text:name="user-content-udavane-parametre-zo-dna-26122020"/>Ud<text:span text:style-name="T11">á</text:span>van<text:span text:style-name="T11">é</text:span> parametre zo d<text:span text:style-name="T11">ň</text:span>a 26.12.2020:</text:p>
      <text:p text:style-name="Text_20_body"><text:bookmark text:name="user-content-2551-obchodov-za-poslednych-30-dni"/>2551 obchodov za posledn<text:span text:style-name="T11">ý</text:span>ch 30 dn<text:span text:style-name="T11">í</text:span></text:p>
      <text:p text:style-name="Text_20_body"><text:bookmark text:name="user-content-3348134-eur-objem-obchodov-za-poslednych-30-dni"/>3 348 134 EUR - objem obchodov za posledn<text:span text:style-name="T11">ý</text:span>ch 30 dn<text:span text:style-name="T11">í</text:span></text:p>
      <text:p text:style-name="P29"><text:bookmark text:name="user-content-pri-cene-btc-eur-2079728-simplecoin-ponuka-btc-eur-2130425--s-poplatkami-2155637-marza-24--resp-36-"/>pri cene BTC-EUR 20 797.28 simplecoin pon<text:span text:style-name="T11">ú</text:span>ka</text:p>
      <text:p text:style-name="P29"><text:tab/> <text:s/>BTC-EUR 21 304.25, </text:p>
      <text:p text:style-name="P29">s poplatkami 21 556.37 (mar<text:span text:style-name="T11">ž</text:span>a 2.4 % resp. 3.6 %)</text:p>
      <text:p text:style-name="P1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5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7T14:48:52.030999758</dc:date>
    <meta:editing-duration>PT25M9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5" meta:paragraph-count="63" meta:word-count="493" meta:character-count="3477" meta:non-whitespace-character-count="3024"/>
  </office:meta>
</office:document-meta>
</file>